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  <text:list-item>
                <text:p>Humanity continuity management</text:p>
              </text:list-item>
              <text:list-item>
                <text:p>Risk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casc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ocale → People → Situation </text:span>→ Needs</text:p>
              </text:list-item>
              <text:list-item>
                <text:p>Events → Practitioners → Decision Makers → Response</text:p>
              </text:list-item>
              <text:list-item>
                <text:p text:style-name="P3"><text:span text:style-name="T3">Emergency → Actors → Mitigation </text:span>→ Recovery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Data</text:p>
              </text:list-item>
              <text:list-item>
                <text:p text:style-name="P3"><text:span text:style-name="T3">Technology → Applications → Organisations </text:span>→ Services</text:p>
              </text:list-item>
              <text:list-item>
                <text:p text:style-name="P3">And so on and so forth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5"><text:span text:style-name="T4">Global tertiary education, UCL, Imperial, Reading, … </text:span><text:span text:style-name="T4">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, pow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secondary education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Natural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>Hel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>Agricul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</text:span><text:span text:style-name="T4">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</text:span><text:span text:style-name="T4">public health, epidemiology, crisis management, ecology, </text:span><text:span text:style-name="T4">environment, <text:s/>education, agriculture, water, energy, </text:span><text:span text:style-name="T4">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3"><text:span text:style-name="T3">Tailoring of solutions for domain specific and locale </text:span><text:span text:style-name="T3">specific weather station capability, i.e. refugee centre </text:span><text:span text:style-name="T3">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 and so forth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FOS Foundations; Linux, Apache, Document, ...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enterprise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solution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8T19:20:12.656000000</meta:creation-date>
    <dc:date>2025-08-04T21:13:24.349337300</dc:date>
    <meta:editing-duration>PT21H46M27S</meta:editing-duration>
    <meta:editing-cycles>82</meta:editing-cycles>
    <meta:generator>LibreOffice/25.2.5.2$Windows_X86_64 LibreOffice_project/03d19516eb2e1dd5d4ccd751a0d6f35f35e08022</meta:generator>
    <meta:document-statistic meta:object-count="97"/>
  </office:meta>
</office:document-meta>
</file>